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1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9.952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7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  <table:table-cell office:value-type="string">
            <text:p><text:s/>for HiddenNodes = 1; Momentum = 0.98; LearningRate = 0.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5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5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5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5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11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5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8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5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8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14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8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12.5">
            <text:p>12.5</text:p>
          </table:table-cell>
          <table:table-cell table:number-columns-repeated="2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7.9168">
            <text:p>7.9168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0">
            <text:p>0</text:p>
          </table:table-cell>
          <table:table-cell table:formula="of:=AVERAGE([.EW3:.EX3])" office:value-type="float" office:value="3.9584">
            <text:p>3.95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9.17">
            <text:p>29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83">
            <text:p>20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1.67">
            <text:p>41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83.33">
            <text:p>83.33</text:p>
          </table:table-cell>
          <table:table-cell office:value-type="float" office:value="1">
            <text:p>1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5.83">
            <text:p>45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52.166">
            <text:p>52.166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78.6666">
            <text:p>78.6666</text:p>
          </table:table-cell>
          <table:table-cell table:formula="of:=AVERAGE([.EW4:.EX4])" office:value-type="float" office:value="65.4163">
            <text:p>65.416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96.4994">
            <text:p>96.4994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99">
            <text:p>99</text:p>
          </table:table-cell>
          <table:table-cell table:formula="of:=AVERAGE([.EW5:.EX5])" office:value-type="float" office:value="97.7497">
            <text:p>97.749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99.5834">
            <text:p>99.5834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99">
            <text:p>99</text:p>
          </table:table-cell>
          <table:table-cell table:formula="of:=AVERAGE([.EW6:.EX6])" office:value-type="float" office:value="99.2917">
            <text:p>99.291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93.917">
            <text:p>93.917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78">
            <text:p>78</text:p>
          </table:table-cell>
          <table:table-cell table:formula="of:=AVERAGE([.EW7:.EX7])" office:value-type="float" office:value="85.9585">
            <text:p>85.95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74.833">
            <text:p>74.833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60">
            <text:p>60</text:p>
          </table:table-cell>
          <table:table-cell table:formula="of:=AVERAGE([.EW8:.EX8])" office:value-type="float" office:value="67.4165">
            <text:p>67.416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58.7496">
            <text:p>58.7496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56">
            <text:p>56</text:p>
          </table:table-cell>
          <table:table-cell table:formula="of:=AVERAGE([.EW9:.EX9])" office:value-type="float" office:value="57.3748">
            <text:p>57.374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55.1662">
            <text:p>55.1662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52">
            <text:p>52</text:p>
          </table:table-cell>
          <table:table-cell table:formula="of:=AVERAGE([.EW10:.EX10])" office:value-type="float" office:value="53.5831">
            <text:p>53.583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53.6662">
            <text:p>53.6662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54">
            <text:p>54</text:p>
          </table:table-cell>
          <table:table-cell table:formula="of:=AVERAGE([.EW11:.EX11])" office:value-type="float" office:value="53.8331">
            <text:p>53.833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52.3332">
            <text:p>52.3332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49">
            <text:p>49</text:p>
          </table:table-cell>
          <table:table-cell table:formula="of:=AVERAGE([.EW12:.EX12])" office:value-type="float" office:value="50.6666">
            <text:p>50.66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49.9164">
            <text:p>49.9164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50">
            <text:p>50</text:p>
          </table:table-cell>
          <table:table-cell table:formula="of:=AVERAGE([.EW13:.EX13])" office:value-type="float" office:value="49.9582">
            <text:p>49.958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49.9166">
            <text:p>49.9166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48">
            <text:p>48</text:p>
          </table:table-cell>
          <table:table-cell table:formula="of:=AVERAGE([.EW14:.EX14])" office:value-type="float" office:value="48.9583">
            <text:p>48.958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49.25">
            <text:p>49.25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49">
            <text:p>49</text:p>
          </table:table-cell>
          <table:table-cell table:formula="of:=AVERAGE([.EW15:.EX15])" office:value-type="float" office:value="49.125">
            <text:p>49.12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49.2498">
            <text:p>49.2498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48">
            <text:p>48</text:p>
          </table:table-cell>
          <table:table-cell table:formula="of:=AVERAGE([.EW16:.EX16])" office:value-type="float" office:value="48.6249">
            <text:p>48.624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50.5834">
            <text:p>50.5834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49">
            <text:p>49</text:p>
          </table:table-cell>
          <table:table-cell table:formula="of:=AVERAGE([.EW17:.EX17])" office:value-type="float" office:value="49.7917">
            <text:p>49.791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49.1668">
            <text:p>49.1668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46">
            <text:p>46</text:p>
          </table:table-cell>
          <table:table-cell table:formula="of:=AVERAGE([.EW18:.EX18])" office:value-type="float" office:value="47.5834">
            <text:p>47.583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7.5">
            <text:p>37.5</text:p>
          </table:table-cell>
          <table:table-cell office:value-type="float" office:value="100">
            <text:p>100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48.4164">
            <text:p>48.4164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49">
            <text:p>49</text:p>
          </table:table-cell>
          <table:table-cell table:formula="of:=AVERAGE([.EW19:.EX19])" office:value-type="float" office:value="48.7082">
            <text:p>48.708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48.5">
            <text:p>48.5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46.3334">
            <text:p>46.3334</text:p>
          </table:table-cell>
          <table:table-cell table:formula="of:=AVERAGE([.EW20:.EX20])" office:value-type="float" office:value="47.4167">
            <text:p>47.416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47.7498">
            <text:p>47.7498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48">
            <text:p>48</text:p>
          </table:table-cell>
          <table:table-cell table:formula="of:=AVERAGE([.EW21:.EX21])" office:value-type="float" office:value="47.8749">
            <text:p>47.874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45.83">
            <text:p>45.83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49.583">
            <text:p>49.583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48">
            <text:p>48</text:p>
          </table:table-cell>
          <table:table-cell table:formula="of:=AVERAGE([.EW22:.EX22])" office:value-type="float" office:value="48.7915">
            <text:p>48.791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51.416">
            <text:p>51.416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50">
            <text:p>50</text:p>
          </table:table-cell>
          <table:table-cell table:formula="of:=AVERAGE([.EW23:.EX23])" office:value-type="float" office:value="50.708">
            <text:p>50.70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37.5">
            <text:p>37.5</text:p>
          </table:table-cell>
          <table:table-cell office:value-type="float" office:value="66.67">
            <text:p>66.67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53.4996">
            <text:p>53.4996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51.3334">
            <text:p>51.3334</text:p>
          </table:table-cell>
          <table:table-cell table:formula="of:=AVERAGE([.EW24:.EX24])" office:value-type="float" office:value="52.4165">
            <text:p>52.416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50.6664">
            <text:p>50.6664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46">
            <text:p>46</text:p>
          </table:table-cell>
          <table:table-cell table:formula="of:=AVERAGE([.EW25:.EX25])" office:value-type="float" office:value="48.3332">
            <text:p>48.333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49.3338">
            <text:p>49.3338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45">
            <text:p>45</text:p>
          </table:table-cell>
          <table:table-cell table:formula="of:=AVERAGE([.EW26:.EX26])" office:value-type="float" office:value="47.1669">
            <text:p>47.166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37.5">
            <text:p>37.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37.5">
            <text:p>37.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44.4998">
            <text:p>44.4998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49">
            <text:p>49</text:p>
          </table:table-cell>
          <table:table-cell table:formula="of:=AVERAGE([.EW27:.EX27])" office:value-type="float" office:value="46.7499">
            <text:p>46.749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45.83">
            <text:p>45.8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48.7498">
            <text:p>48.7498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51">
            <text:p>51</text:p>
          </table:table-cell>
          <table:table-cell table:formula="of:=AVERAGE([.EW28:.EX28])" office:value-type="float" office:value="49.8749">
            <text:p>49.874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50.25">
            <text:p>50.25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49">
            <text:p>49</text:p>
          </table:table-cell>
          <table:table-cell table:formula="of:=AVERAGE([.EW29:.EX29])" office:value-type="float" office:value="49.625">
            <text:p>49.62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3.33">
            <text:p>33.33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49.083">
            <text:p>49.083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51">
            <text:p>51</text:p>
          </table:table-cell>
          <table:table-cell table:formula="of:=AVERAGE([.EW30:.EX30])" office:value-type="float" office:value="50.0415">
            <text:p>50.041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48.9168">
            <text:p>48.9168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46">
            <text:p>46</text:p>
          </table:table-cell>
          <table:table-cell table:formula="of:=AVERAGE([.EW31:.EX31])" office:value-type="float" office:value="47.4584">
            <text:p>47.458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12.5">
            <text:p>12.5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46.0834">
            <text:p>46.0834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48">
            <text:p>48</text:p>
          </table:table-cell>
          <table:table-cell table:formula="of:=AVERAGE([.EW32:.EX32])" office:value-type="float" office:value="47.0417">
            <text:p>47.04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2:4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2:49:08</dc:date>
    <dc:creator>Werner Mostert</dc:creator>
    <meta:document-statistic meta:table-count="1" meta:cell-count="4824" meta:object-count="0"/>
    <meta:generator>OpenOffice/4.0.1$Unix OpenOffice.org_project/401m5$Build-9714</meta:generator>
  </office:meta>
</office:document-meta>
</file>